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46cm" fo:min-width="2.93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837cm" fo:min-width="5.851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1.27cm" fo:text-align="center" fo:text-indent="3.81cm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2.54cm" svg:y="1.27cm">
          <text:p text:style-name="P1">Star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6.35cm" svg:height="6.35cm" svg:x="1.27cm" svg:y="3.048cm">
          <text:p text:style-name="P3">Build Input Scripts</text:p>
          <text:p text:style-name="P3">- Aircraft</text:p>
          <text:p text:style-name="P3">- Run Conditions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3" draw:id="id3" draw:layer="layout" svg:width="6.35cm" svg:height="1.27cm" svg:x="1.27cm" svg:y="11.43cm">
          <text:p text:style-name="P1">MPEGR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6.35cm" svg:height="1.27cm" svg:x="8.89cm" svg:y="11.43cm">
          <text:p text:style-name="P1">MPESOLV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5" draw:id="id5" draw:layer="layout" svg:width="6.35cm" svg:height="1.27cm" svg:x="16.51cm" svg:y="11.43cm">
          <text:p text:style-name="P1">MPE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6.35cm" svg:height="1.27cm" svg:x="16.51cm" svg:y="15.24cm">
          <text:p text:style-name="P1">SPAREQ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6.35cm" svg:height="1.27cm" svg:x="8.89cm" svg:y="5.588cm">
          <text:p text:style-name="P1">DRAWPLA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4" draw:text-style-name="P5" draw:layer="layout" draw:type="line" svg:x1="4.445cm" svg:y1="2.54cm" svg:x2="4.445cm" svg:y2="3.68cm" draw:start-shape="id1" draw:start-glue-point="6" draw:end-shape="id2" draw:end-glue-point="4" svg:d="M4445 2540v1140" svg:viewBox="0 0 1 1141">
          <text:p/>
        </draw:connector>
        <draw:connector draw:style-name="gr4" draw:text-style-name="P5" draw:layer="layout" draw:type="line" svg:x1="4.445cm" svg:y1="9.398cm" svg:x2="4.445cm" svg:y2="11.43cm" draw:start-shape="id2" draw:start-glue-point="2" draw:end-shape="id3" draw:end-glue-point="4" svg:d="M4445 9398v2032" svg:viewBox="0 0 1 2033">
          <text:p/>
        </draw:connector>
        <draw:connector draw:style-name="gr4" draw:text-style-name="P5" draw:layer="layout" draw:type="line" svg:x1="7.62cm" svg:y1="12.065cm" svg:x2="8.89cm" svg:y2="12.065cm" draw:start-shape="id3" draw:start-glue-point="7" draw:end-shape="id4" draw:end-glue-point="5" svg:d="M7620 12065h1270" svg:viewBox="0 0 1271 1">
          <text:p/>
        </draw:connector>
        <draw:connector draw:style-name="gr4" draw:text-style-name="P5" draw:layer="layout" draw:type="line" svg:x1="15.24cm" svg:y1="12.065cm" svg:x2="16.51cm" svg:y2="12.065cm" draw:start-shape="id4" draw:start-glue-point="7" draw:end-shape="id5" draw:end-glue-point="5" svg:d="M15240 12065h1270" svg:viewBox="0 0 1271 1">
          <text:p/>
        </draw:connector>
        <draw:connector draw:style-name="gr4" draw:text-style-name="P5" draw:layer="layout" draw:type="line" svg:x1="19.685cm" svg:y1="12.7cm" svg:x2="19.685cm" svg:y2="15.24cm" draw:start-shape="id5" draw:start-glue-point="6" draw:end-shape="id6" draw:end-glue-point="4" svg:d="M19685 12700v2540" svg:viewBox="0 0 1 2541">
          <text:p/>
        </draw:connector>
        <draw:connector draw:style-name="gr5" draw:text-style-name="P5" draw:layer="layout" draw:type="lines" svg:x1="8.89cm" svg:y1="6.223cm" svg:x2="7.62cm" svg:y2="6.223cm" draw:start-shape="id7" draw:start-glue-point="5" draw:end-shape="id2" draw:end-glue-point="7" svg:d="M8890 6223h-501-267-502" svg:viewBox="0 0 1271 1">
          <text:p/>
        </draw:connector>
        <draw:frame draw:style-name="gr6" draw:text-style-name="P6" draw:layer="layout" svg:width="6.35cm" svg:height="1.27cm" svg:x="5.08cm" svg:y="13.97cm">
          <draw:text-box>
            <text:p text:style-name="P1">Workspa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1:18:04.699566413</meta:creation-date>
    <dc:date>2020-07-27T21:43:41.313214318</dc:date>
    <meta:editing-duration>PT3M33S</meta:editing-duration>
    <meta:editing-cycles>1</meta:editing-cycles>
    <meta:document-statistic meta:object-count="14"/>
    <meta:generator>LibreOffice/6.4.4.2$Linux_X86_64 LibreOffice_project/40$Build-2</meta:generator>
  </office:meta>
</office:document-meta>
</file>